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ercizio Fagioli 2013</text:p>
      <text:p text:style-name="Standard"/>
      <text:p text:style-name="Text_20_body">Si definisca un’applicazione client server basata su socket. Il server, utilizzando i thread, deve poter rispondere contemporaneamente a piu' client. </text:p>
      <text:p text:style-name="Text_20_body">Il server genera un numero casuale. Il client lo deve indovinare procedendo per tentativi. Ad ogni tentativo il sever comunica se il numero ricevuto è più grande o più piccolo del numero da indovinare.</text:p>
      <text:p text:style-name="Text_20_body">Se necessario si gestiscano le problematiche di sincronizzazione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olo </meta:initial-creator>
    <meta:creation-date>2014-05-24T16:47:25</meta:creation-date>
    <meta:document-statistic meta:table-count="0" meta:image-count="0" meta:object-count="0" meta:page-count="1" meta:paragraph-count="4" meta:word-count="65" meta:character-count="439"/>
    <dc:date>2014-05-24T16:48:32</dc:date>
    <dc:creator>Paolo </dc:creator>
    <meta:editing-duration>PT00H01M10S</meta:editing-duration>
    <meta:editing-cycles>1</meta:editing-cycles>
    <meta:generator>OpenOffice.org/3.2$Linux OpenOffice.org_project/320m12$Build-9483</meta:generator>
  </office:meta>
</office:document-meta>
</file>